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0.641cm" fo:min-width="0.391cm"/>
    </style:style>
    <style:style style:name="gr2" style:family="graphic" style:parent-style-name="objectwithoutfill">
      <style:graphic-properties svg:stroke-width="0.176cm" draw:marker-start-width="0.464cm" draw:marker-end-width="0.464cm" draw:fill="none" draw:textarea-vertical-align="middle" fo:padding-top="0.213cm" fo:padding-bottom="0.213cm" fo:padding-left="0.338cm" fo:padding-right="0.338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814cm" fo:min-width="2.631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442cm" fo:min-width="1.536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.822cm" fo:min-width="0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259cm" svg:height="1.259cm" svg:x="4.228cm" svg:y="1.2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019cm" svg:y1="5.626cm" svg:x2="4.858cm" svg:y2="4.452cm">
            <text:p/>
          </draw:line>
          <draw:line draw:style-name="gr2" draw:text-style-name="P2" draw:layer="layout" svg:x1="4.858cm" svg:y1="2.438cm" svg:x2="4.858cm" svg:y2="4.536cm">
            <text:p/>
          </draw:line>
          <draw:line draw:style-name="gr2" draw:text-style-name="P2" draw:layer="layout" svg:x1="5.697cm" svg:y1="5.626cm" svg:x2="4.858cm" svg:y2="4.452cm">
            <text:p/>
          </draw:line>
          <draw:line draw:style-name="gr2" draw:text-style-name="P2" draw:layer="layout" svg:x1="4.103cm" svg:y1="3.53cm" svg:x2="4.858cm" svg:y2="3.194cm">
            <text:p/>
          </draw:line>
          <draw:line draw:style-name="gr2" draw:text-style-name="P2" draw:layer="layout" svg:x1="5.278cm" svg:y1="4.033cm" svg:x2="4.858cm" svg:y2="3.194cm">
            <text:p/>
          </draw:line>
          <draw:line draw:style-name="gr2" draw:text-style-name="P2" draw:layer="layout" svg:x1="5.193cm" svg:y1="4.033cm" svg:x2="6.032cm" svg:y2="3.613cm">
            <text:p/>
          </draw:line>
          <draw:line draw:style-name="gr2" draw:text-style-name="P2" draw:layer="layout" svg:x1="4.291cm" svg:y1="3.961cm" svg:x2="4.123cm" svg:y2="3.458cm">
            <text:p/>
          </draw:line>
          <draw:custom-shape draw:style-name="gr3" draw:text-style-name="P1" draw:layer="layout" svg:width="4.427cm" svg:height="1.504cm" svg:x="2.399cm" svg:y="4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631cm" svg:y1="6.702cm" svg:x2="2.978cm" svg:y2="5.776cm">
            <text:p/>
          </draw:line>
          <draw:line draw:style-name="gr2" draw:text-style-name="P2" draw:layer="layout" svg:x1="3.093cm" svg:y1="6.603cm" svg:x2="3.108cm" svg:y2="5.776cm">
            <text:p/>
          </draw:line>
          <draw:line draw:style-name="gr2" draw:text-style-name="P2" draw:layer="layout" svg:x1="5.943cm" svg:y1="6.817cm" svg:x2="6.377cm" svg:y2="5.776cm">
            <text:p/>
          </draw:line>
          <draw:line draw:style-name="gr2" draw:text-style-name="P2" draw:layer="layout" svg:x1="7.1cm" svg:y1="6.239cm" svg:x2="6.377cm" svg:y2="5.661cm">
            <text:p/>
          </draw:line>
          <draw:line draw:style-name="gr2" draw:text-style-name="P2" draw:layer="layout" svg:x1="3.094cm" svg:y1="7.28cm" svg:x2="2.602cm" svg:y2="6.586cm">
            <text:p/>
          </draw:line>
          <draw:line draw:style-name="gr2" draw:text-style-name="P2" draw:layer="layout" svg:x1="3.585cm" svg:y1="7.28cm" svg:x2="3.093cm" svg:y2="6.47cm">
            <text:p/>
          </draw:line>
          <draw:line draw:style-name="gr2" draw:text-style-name="P2" draw:layer="layout" svg:x1="5.523cm" svg:y1="7.396cm" svg:x2="6.001cm" svg:y2="6.702cm">
            <text:p/>
          </draw:line>
          <draw:line draw:style-name="gr2" draw:text-style-name="P2" draw:layer="layout" svg:x1="6.593cm" svg:y1="6.701cm" svg:x2="7.027cm" svg:y2="6.123cm">
            <text:p/>
          </draw:line>
          <draw:custom-shape draw:style-name="gr4" draw:text-style-name="P1" draw:layer="layout" svg:width="2.878cm" svg:height="0.978cm" draw:transform="skewX (-0.00104719755119659) rotate (1.06796696929533) translate (5.71cm 5.5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98cm" svg:height="1.514cm" draw:transform="rotate (0.398633201155505) translate (7.027cm 3.3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874cm" svg:y1="5.197cm" svg:x2="6.911cm" svg:y2="2.652cm">
            <text:p/>
          </draw:line>
          <draw:line draw:style-name="gr2" draw:text-style-name="P2" draw:layer="layout" svg:x1="6.89cm" svg:y1="3.137cm" svg:x2="6.649cm" svg:y2="2.862cm">
            <text:p/>
          </draw:line>
          <draw:line draw:style-name="gr2" draw:text-style-name="P2" draw:layer="layout" svg:x1="6.798cm" svg:y1="3.118cm" svg:x2="7.49cm" svg:y2="2.537cm">
            <text:p/>
          </draw:line>
          <draw:custom-shape draw:style-name="gr6" draw:text-style-name="P1" draw:layer="layout" svg:width="0.139cm" svg:height="0.302cm" draw:transform="rotate (0.398633201155505) translate (7.064cm 3.09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4cm" svg:height="0.302cm" draw:transform="skewX (-0.00331612557878917) rotate (0.398633201155505) translate (7.295cm 3.0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.742cm" svg:y1="6.262cm" svg:x2="2.205cm" svg:y2="5.221cm">
            <text:p/>
          </draw:line>
          <draw:line draw:style-name="gr2" draw:text-style-name="P2" draw:layer="layout" svg:x1="2.089cm" svg:y1="5.336cm" svg:x2="2.667cm" svg:y2="5.10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3T18:14:15.342000000</dc:date>
    <meta:editing-duration>PT15M31S</meta:editing-duration>
    <meta:editing-cycles>6</meta:editing-cycles>
    <meta:generator>LibreOffice/5.4.5.1$Windows_X86_64 LibreOffice_project/79c9829dd5d8054ec39a82dc51cd9eff340dbee8</meta:generator>
    <meta:document-statistic meta:object-count="27"/>
  </office:meta>
</office:document-meta>
</file>